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4"/>
          <table:table-cell table:style-name="ce2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4"/>
          <table:table-cell table:style-name="ce2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4"/>
          <table:table-cell table:style-name="ce2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2" table:number-rows-repeated="1048549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15" calcext:value-type="float">
            <text:p>0.01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6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time-style style:name="N10154" number:language="en" number:country="US">
      <number:hours/>
      <number:text>:</number:text>
      <number:minutes number:style="long"/>
    </number:time-style>
    <number:time-style style:name="N1015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0P0"/>
    </number:number-style>
    <number:date-style style:name="N10148" number:language="en" number:country="US">
      <number:month number:textual="true"/>
      <number:text>-</number:text>
      <number:year/>
    </number:date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45" number:language="en" number:country="US">
      <number:day/>
      <number:text>-</number:text>
      <number:month number:textual="true"/>
    </number:date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time-style style:name="N10146" number:language="en" number:country="US">
      <number:hours/>
      <number:text>:</number:text>
      <number:minutes number:style="long"/>
      <number:text> </number:text>
      <number:am-pm/>
    </number:time-style>
    <number:time-style style:name="N10147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26T08:06:02.411414808</dc:date>
    <meta:editing-duration>PT9H13M50S</meta:editing-duration>
    <meta:editing-cycles>103</meta:editing-cycles>
    <dc:creator>Mateu</dc:creator>
    <meta:document-statistic meta:table-count="2" meta:cell-count="1085" meta:object-count="0"/>
  </office:meta>
</office:document-meta>
</file>